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Death Mastery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09])" office:value-type="float" office:value="430">
            <text:p>43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02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7-31T02:22:51</dc:date>
    <dc:language>fr-FR</dc:language>
    <meta:editing-cycles>206</meta:editing-cycles>
    <meta:editing-duration>P10DT17H46M25S</meta:editing-duration>
    <meta:document-statistic meta:table-count="4" meta:cell-count="557" meta:object-count="0"/>
    <meta:user-defined meta:name="Info 1"/>
    <meta:user-defined meta:name="Info 2"/>
    <meta:user-defined meta:name="Info 3"/>
    <meta:user-defined meta:name="Info 4"/>
  </office:meta>
</office:document-meta>
</file>